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064dce" officeooo:paragraph-rsid="00064dce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68411" officeooo:paragraph-rsid="00068411" style:font-size-asian="14pt" style:font-size-complex="14pt"/>
    </style:style>
    <style:style style:name="P3" style:family="paragraph" style:parent-style-name="Standard">
      <style:paragraph-properties fo:line-height="150%" style:writing-mode="lr-tb"/>
      <style:text-properties style:font-name="Ubuntu" fo:font-size="14pt" officeooo:rsid="00068411" officeooo:paragraph-rsid="00068411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aa8cf" officeooo:paragraph-rsid="000aa8cf" style:font-size-asian="14pt" style:font-size-complex="14pt"/>
    </style:style>
    <style:style style:name="P5" style:family="paragraph" style:parent-style-name="Standard">
      <style:paragraph-properties fo:line-height="150%" style:writing-mode="lr-tb"/>
      <style:text-properties style:font-name="Ubuntu" fo:font-size="14pt" officeooo:rsid="00068411" officeooo:paragraph-rsid="00068411" fo:background-color="#dddddd" style:font-size-asian="14pt" style:font-size-complex="14pt"/>
    </style:style>
    <style:style style:name="P6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7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8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b2531" officeooo:paragraph-rsid="000b2531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08f52e" officeooo:paragraph-rsid="0008f52e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0c6c25" officeooo:paragraph-rsid="000c6c25" style:font-size-asian="14pt" style:font-size-complex="14pt"/>
    </style:style>
    <style:style style:name="P12" style:family="paragraph" style:parent-style-name="Standard">
      <style:paragraph-properties fo:line-height="150%" style:writing-mode="lr-tb"/>
      <style:text-properties style:font-name="Ubuntu" fo:font-size="14pt" officeooo:rsid="000c6c25" officeooo:paragraph-rsid="000c6c25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0aa8cf" officeooo:paragraph-rsid="000aa8cf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0e5124" officeooo:paragraph-rsid="000e5124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fo:font-weight="bold" officeooo:rsid="000c6c25" officeooo:paragraph-rsid="000c6c25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/>
      <style:text-properties style:font-name="Ubuntu" fo:font-size="14pt" officeooo:rsid="0008f52e" officeooo:paragraph-rsid="0008f52e" fo:background-color="#dddddd" style:font-size-asian="14pt" style:font-size-complex="14pt"/>
    </style:style>
    <style:style style:name="T1" style:family="text">
      <style:text-properties officeooo:rsid="00068411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dddddd" loext:char-shading-value="0"/>
    </style:style>
    <style:style style:name="T5" style:family="text">
      <style:text-properties officeooo:rsid="00068411" fo:background-color="#dddddd" loext:char-shading-value="0"/>
    </style:style>
    <style:style style:name="T6" style:family="text">
      <style:text-properties fo:background-color="#dddddd" loext:char-shading-value="0"/>
    </style:style>
    <style:style style:name="T7" style:family="text">
      <style:text-properties officeooo:rsid="00074e8a"/>
    </style:style>
    <style:style style:name="T8" style:family="text">
      <style:text-properties officeooo:rsid="000908b1"/>
    </style:style>
    <style:style style:name="T9" style:family="text">
      <style:text-properties officeooo:rsid="000b253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fo:background-color="#dddddd" loext:char-shading-value="0" style:font-weight-asian="normal" style:font-weight-complex="normal"/>
    </style:style>
    <style:style style:name="T12" style:family="text">
      <style:text-properties fo:font-weight="normal" officeooo:rsid="000c80d9" fo:background-color="#dddddd" loext:char-shading-value="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Namespaces</text:h>
      <text:p text:style-name="P1">É uma convenção de nomes que ajuda a aumentar a qualidade do codigo, servindo para prevenir conflitos de nomes, deixar o codigo mais comunicativo e informativo, ajuda a identificar os papeis e responsabilidades do que esta sendo trabalhado, tanto no html quanto no css.</text:p>
      <text:p text:style-name="P2">É vantajoso usar os namespaces com BEM, o codigo vai ficar com mais qualidade ainda.</text:p>
      <text:h text:style-name="P7" text:outline-level="2">Componente (c-)</text:h>
      <text:p text:style-name="P2">O prefixo “c-” será inserido em todos os componentes da pagina, vai avisar que o elemento é um componente:</text:p>
      <text:p text:style-name="P5">class=”c-classe” <text:span text:style-name="T2"><text:s/>→ </text:span><text:s/>.c-classe {} </text:p>
      <text:h text:style-name="P7" text:outline-level="2">Utilitário <text:span text:style-name="T1">(u-)</text:span></text:h>
      <text:p text:style-name="P2">Utilitario é uma regra (seletor) css que terá uma responsabilidade única, ou seja, vai fazer apenas uma coisa e mais nada. Ele é definido uma só vez, não é alterado e é utilizado multiplas vezes dentro do codigo, <text:span text:style-name="T9">alem disso é permitido usar o !importante nele</text:span>: <text:span text:style-name="T4">class=”u-classe” </text:span><text:s/>→ <text:span text:style-name="T4">.u-classe {} </text:span></text:p>
      <text:p text:style-name="P3"><text:span text:style-name="T3">Ex:</text:span> </text:p>
      <text:p text:style-name="P8"><text:span text:style-name="T4">.</text:span><text:span text:style-name="T5">u-text-align-left { text-align: left;} </text:span></text:p>
      <text:h text:style-name="P7" text:outline-level="2">Escopo <text:span text:style-name="T7">(Scope)</text:span> <text:span text:style-name="T7">(s-)</text:span></text:h>
      <text:p text:style-name="P9">Define o escopo/contexto de modificação pra definir algumas coisas no site. O prefixo scope será inserido em um wrapper/container que vai envolver o elemento. Geralmente é usado quando é necessario <text:soft-page-break/>estilizar conteudo gerado por CMS. No scope as vezes é necessario utilizar o !important: <text:span text:style-name="T6">class=”s-classe” </text:span><text:s/>→ <text:span text:style-name="T6">.s-classe {} </text:span></text:p>
      <text:p text:style-name="P9"><text:span text:style-name="T3">Ex:</text:span></text:p>
      <text:p text:style-name="P16">&lt;div class=”s-main-menu”&gt; </text:p>
      <text:p text:style-name="P16"><text:span text:style-name="T2"><text:s text:c="5"/></text:span><text:span text:style-name="T9">Conteudo </text:span>CMS </text:p>
      <text:p text:style-name="P10"><text:span text:style-name="T6">&lt;/div&gt; </text:span></text:p>
      <text:h text:style-name="P7" text:outline-level="2">Estado/Condição (is-/has-)</text:h>
      <text:p text:style-name="P15">is- (esta): <text:span text:style-name="T10">Define o estado de um elemento, geralmente um estado temporario: </text:span><text:span text:style-name="T11">class=”is-classe” </text:span><text:span text:style-name="T10"><text:s/>→ </text:span><text:span text:style-name="T11">.is-classe {} </text:span></text:p>
      <text:p text:style-name="P12"><text:span text:style-name="T3">Ex:</text:span> <text:span text:style-name="T6">is-open </text:span>, <text:span text:style-name="T6">is-closed </text:span></text:p>
      <text:p text:style-name="P10"/>
      <text:p text:style-name="P11"><text:span text:style-name="T3">has- (tem):</text:span> Define a condição em que um elemento esta, ou seja, define a condição de um elemento: </text:p>
      <text:p text:style-name="P11"><text:span text:style-name="T6">class=”has-classe” </text:span><text:s/>→ <text:span text:style-name="T6">.has-classe {} </text:span></text:p>
      <text:p text:style-name="P11"><text:span text:style-name="T3">Ex: </text:span><text:span text:style-name="T12">has-submenus </text:span></text:p>
      <text:h text:style-name="P7" text:outline-level="2">JavaScript (<text:span text:style-name="T8">js-</text:span>)</text:h>
      <text:p text:style-name="P14">Define uma classe que será usada unicamente pelo javascript, essa classe não será alterada e servirá como um gatilho para o javascript selecionar o elemento e evita ter que mudar o nome da classe no js quando for mudado no html, alem disso nessa classe não é inserido estilos: <text:span text:style-name="T6">class=”js-classe” </text:span><text:s/>→ <text:span text:style-name="T6">.js-classe {} </text:span></text:p>
      <text:p text:style-name="P14"><text:span text:style-name="T3">Ex:</text:span> <text:span text:style-name="T6">js-card 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2T16:46:11.562000000</meta:creation-date>
    <dc:date>2023-11-14T20:01:25.121000000</dc:date>
    <meta:editing-duration>PT10H33M16S</meta:editing-duration>
    <meta:editing-cycles>11</meta:editing-cycles>
    <meta:generator>EasyOffice/7.6.2.1.0$Windows_X86_64 LibreOffice_project/0bc4d647150f05f02b71ccb5539a4012b57f1faf</meta:generator>
    <meta:document-statistic meta:table-count="0" meta:image-count="0" meta:object-count="0" meta:page-count="2" meta:paragraph-count="25" meta:word-count="302" meta:character-count="1918" meta:non-whitespace-character-count="1614"/>
  </office:meta>
</office:document-meta>
</file>